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F" svg:font-family="" style:font-family-generic="roman"/>
    <style:font-face style:name="TrebuchetMS" svg:font-family="TrebuchetMS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04cm"/>
    </style:style>
    <style:style style:name="co2" style:family="table-column">
      <style:table-column-properties fo:break-before="auto" style:column-width="6.76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672cm"/>
    </style:style>
    <style:style style:name="co5" style:family="table-column">
      <style:table-column-properties fo:break-before="auto" style:column-width="5.008cm"/>
    </style:style>
    <style:style style:name="co6" style:family="table-column">
      <style:table-column-properties fo:break-before="auto" style:column-width="6.33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TrebuchetM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omePiatto</text:p>
          </table:table-cell>
          <table:table-cell office:value-type="string" calcext:value-type="string">
            <text:p>cuochi</text:p>
          </table:table-cell>
          <table:table-cell office:value-type="string" calcext:value-type="string">
            <text:p>provenienza</text:p>
          </table:table-cell>
          <table:table-cell office:value-type="string" calcext:value-type="string">
            <text:p>immagini </text:p>
          </table:table-cell>
          <table:table-cell office:value-type="string" calcext:value-type="string">
            <text:p>ingredienti</text:p>
          </table:table-cell>
        </table:table-row>
        <table:table-row table:style-name="ro1">
          <table:table-cell office:value-type="string" calcext:value-type="string">
            <text:p>stringa</text:p>
          </table:table-cell>
          <table:table-cell office:value-type="string" calcext:value-type="string">
            <text:p>array&lt;stringhe&gt;</text:p>
          </table:table-cell>
          <table:table-cell office:value-type="string" calcext:value-type="string">
            <text:p>string</text:p>
          </table:table-cell>
          <table:table-cell table:number-columns-repeated="2" office:value-type="string" calcext:value-type="string">
            <text:p>array&lt;stringhe&gt;</text:p>
          </table:table-cell>
        </table:table-row>
        <table:table-row table:style-name="ro2">
          <table:table-cell office:value-type="string" calcext:value-type="string">
            <text:p>Platano E Yam con Sugo di Spinaci</text:p>
          </table:table-cell>
          <table:table-cell table:style-name="ce1" office:value-type="string" calcext:value-type="string">
            <text:p>Igbinosa Blessing, Okoduwa Jennifer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platano1.jpg, platano2.jpg</text:p>
          </table:table-cell>
          <table:table-cell office:value-type="string" calcext:value-type="string">
            <text:p>Ingredienti per 30 person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2kg di spinaci fresco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1kg di pomodoro fresco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1,5kg spezzatino di pollo (petto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00g cipoll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½ cucchiaino pepe macinato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25g sal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50gr Olio di oliva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15g rosmarino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1,5 kg Plantano giallo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1,5kg Plantano verd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1,5kg patate dolce (Yam)</text:p>
          </table:table-cell>
        </table:table-row>
      </table:table>
      <table:table table:name="Foglio2" table:style-name="ta1">
        <table:table-column table:style-name="co6" table:default-cell-style-name="ce3"/>
        <table:table-column table:style-name="co3" table:default-cell-style-name="Default"/>
        <table:table-row table:style-name="ro2">
          <table:table-cell table:style-name="ce2" office:value-type="string" calcext:value-type="string">
            <text:p>BALZANO ROBERTO</text:p>
          </table:table-cell>
          <table:table-cell office:value-type="string" calcext:value-type="string">
            <text:p>placinte</text:p>
          </table:table-cell>
        </table:table-row>
        <table:table-row table:style-name="ro2">
          <table:table-cell office:value-type="string" calcext:value-type="string">
            <text:p>BELLIA VITTORIO</text:p>
          </table:table-cell>
          <table:table-cell office:value-type="string" calcext:value-type="string">
            <text:p>kicha</text:p>
          </table:table-cell>
        </table:table-row>
        <table:table-row table:style-name="ro2">
          <table:table-cell office:value-type="string" calcext:value-type="string">
            <text:p>BOMBACI SIMONE</text:p>
          </table:table-cell>
          <table:table-cell office:value-type="string" calcext:value-type="string">
            <text:p>kicha</text:p>
          </table:table-cell>
        </table:table-row>
        <table:table-row table:style-name="ro2">
          <table:table-cell office:value-type="string" calcext:value-type="string">
            <text:p>CANAL MONTEAGUDO MONICA</text:p>
          </table:table-cell>
          <table:table-cell office:value-type="string" calcext:value-type="string">
            <text:p>msemmen</text:p>
          </table:table-cell>
        </table:table-row>
        <table:table-row table:style-name="ro2">
          <table:table-cell office:value-type="string" calcext:value-type="string">
            <text:p>MARZULLO SERGIO</text:p>
          </table:table-cell>
          <table:table-cell office:value-type="string" calcext:value-type="string">
            <text:p>msemmen</text:p>
          </table:table-cell>
        </table:table-row>
        <table:table-row table:style-name="ro2">
          <table:table-cell office:value-type="string" calcext:value-type="string">
            <text:p>MENNILLO DARIO</text:p>
          </table:table-cell>
          <table:table-cell office:value-type="string" calcext:value-type="string">
            <text:p>pao, the menta</text:p>
          </table:table-cell>
        </table:table-row>
        <table:table-row table:style-name="ro2">
          <table:table-cell office:value-type="string" calcext:value-type="string">
            <text:p>MESSINA ANNA</text:p>
          </table:table-cell>
          <table:table-cell office:value-type="string" calcext:value-type="string">
            <text:p>pita</text:p>
          </table:table-cell>
        </table:table-row>
        <table:table-row table:style-name="ro2">
          <table:table-cell office:value-type="string" calcext:value-type="string">
            <text:p>MINOZZI AMEDEO</text:p>
          </table:table-cell>
          <table:table-cell office:value-type="string" calcext:value-type="string">
            <text:p>pao, the menta</text:p>
          </table:table-cell>
        </table:table-row>
        <table:table-row table:style-name="ro2">
          <table:table-cell office:value-type="string" calcext:value-type="string">
            <text:p>MORABITO ANTONIO</text:p>
          </table:table-cell>
          <table:table-cell office:value-type="string" calcext:value-type="string">
            <text:p>beignet</text:p>
          </table:table-cell>
        </table:table-row>
        <table:table-row table:style-name="ro2">
          <table:table-cell office:value-type="string" calcext:value-type="string">
            <text:p>NICOSIA ANGELO</text:p>
          </table:table-cell>
          <table:table-cell office:value-type="string" calcext:value-type="string">
            <text:p>beignet</text:p>
          </table:table-cell>
        </table:table-row>
        <table:table-row table:style-name="ro2">
          <table:table-cell office:value-type="string" calcext:value-type="string">
            <text:p>PASSANNANTI EMILIO</text:p>
          </table:table-cell>
          <table:table-cell/>
        </table:table-row>
        <table:table-row table:style-name="ro2">
          <table:table-cell office:value-type="string" calcext:value-type="string">
            <text:p>RUGGIRELLO BARBARA</text:p>
          </table:table-cell>
          <table:table-cell office:value-type="string" calcext:value-type="string">
            <text:p>pao, the menta</text:p>
          </table:table-cell>
        </table:table-row>
        <table:table-row table:style-name="ro2">
          <table:table-cell office:value-type="string" calcext:value-type="string">
            <text:p>SACCHET GABRIELE</text:p>
          </table:table-cell>
          <table:table-cell office:value-type="string" calcext:value-type="string">
            <text:p>pita</text:p>
          </table:table-cell>
        </table:table-row>
        <table:table-row table:style-name="ro2">
          <table:table-cell office:value-type="string" calcext:value-type="string">
            <text:p>SORRENTINO ALESSANDRA</text:p>
          </table:table-cell>
          <table:table-cell/>
        </table:table-row>
        <table:table-row table:style-name="ro2">
          <table:table-cell office:value-type="string" calcext:value-type="string">
            <text:p>TRISCIO NICCOLO'</text:p>
          </table:table-cell>
          <table:table-cell/>
        </table:table-row>
        <table:table-row table:style-name="ro2">
          <table:table-cell office:value-type="string" calcext:value-type="string">
            <text:p>VASSALLO FERDINANDO</text:p>
          </table:table-cell>
          <table:table-cell office:value-type="string" calcext:value-type="string">
            <text:p>kicha</text:p>
          </table:table-cell>
        </table:table-row>
        <table:table-row table:style-name="ro2">
          <table:table-cell office:value-type="string" calcext:value-type="string">
            <text:p>ZILIOLI ALESSANDRA</text:p>
          </table:table-cell>
          <table:table-cell office:value-type="string" calcext:value-type="string">
            <text:p>msemme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F" svg:font-family="" style:font-family-generic="roman"/>
    <style:font-face style:name="TrebuchetMS" svg:font-family="TrebuchetMS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time-style style:name="N104">
      <number:minutes number:style="long"/>
      <number:text>.</number:text>
      <number:seconds number:style="long"/>
    </number:time-style>
    <number:time-style style:name="N105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06">
      <number:minutes number:style="long"/>
      <number:text>.</number:text>
      <number:seconds number:style="long" number:decimal-places="1"/>
    </number:time-style>
    <number:number-style style:name="N107">
      <number:scientific-number number:decimal-places="1" number:min-integer-digits="3" number:min-exponent-digits="1"/>
    </number:number-style>
    <number:number-style style:name="N10103P0" style:volatile="true" number:language="it" number:country="IT">
      <number:text>€ </number:text>
      <number:number number:decimal-places="0" number:min-integer-digits="1" number:grouping="true"/>
    </number:number-style>
    <number:number-style style:name="N10103" number:language="it" number:country="IT">
      <number:text>-€ </number:text>
      <number:number number:decimal-places="0" number:min-integer-digits="1" number:grouping="true"/>
      <style:map style:condition="value()&gt;=0" style:apply-style-name="N10103P0"/>
    </number:number-style>
    <number:number-style style:name="N10104P0" style:volatile="true" number:language="it" number:country="IT">
      <number:text>€ </number:text>
      <number:number number:decimal-places="0" number:min-integer-digits="1" number:grouping="true"/>
    </number:number-style>
    <number:number-style style:name="N10104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04P0"/>
    </number:number-style>
    <number:number-style style:name="N10105P0" style:volatile="true" number:language="it" number:country="IT">
      <number:text>€ </number:text>
      <number:number number:decimal-places="2" number:min-integer-digits="1" number:grouping="true"/>
    </number:number-style>
    <number:number-style style:name="N10105" number:language="it" number:country="IT">
      <number:text>-€ </number:text>
      <number:number number:decimal-places="2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2" number:min-integer-digits="1" number:grouping="true"/>
    </number:number-style>
    <number:number-style style:name="N1010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06P0"/>
    </number:number-style>
    <number:date-style style:name="N10107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8" number:language="it" number:country="IT">
      <number:day number:style="long"/>
      <number:text>-</number:text>
      <number:month number:textual="true"/>
    </number:date-style>
    <number:date-style style:name="N10109" number:language="it" number:country="IT">
      <number:month number:textual="true"/>
      <number:text>-</number:text>
      <number:year/>
    </number:date-style>
    <number:time-style style:name="N10110" number:language="it" number:country="IT">
      <number:hours/>
      <number:text>.</number:text>
      <number:minutes number:style="long"/>
      <number:text> </number:text>
      <number:am-pm/>
    </number:time-style>
    <number:time-style style:name="N10111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12" number:language="it" number:country="IT">
      <number:hours/>
      <number:text>.</number:text>
      <number:minutes number:style="long"/>
    </number:time-style>
    <number:time-style style:name="N10113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4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5P0" style:volatile="true" number:language="it" number:country="IT">
      <number:number number:decimal-places="0" number:min-integer-digits="1" number:grouping="true"/>
    </number:number-style>
    <number:number-style style:name="N10115" number:language="it" number:country="IT">
      <number:text>-</number:text>
      <number:number number:decimal-places="0" number:min-integer-digits="1" number:grouping="true"/>
      <style:map style:condition="value()&gt;=0" style:apply-style-name="N10115P0"/>
    </number:number-style>
    <number:number-style style:name="N10116P0" style:volatile="true" number:language="it" number:country="IT">
      <number:number number:decimal-places="0" number:min-integer-digits="1" number:grouping="true"/>
    </number:number-style>
    <number:number-style style:name="N10116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number number:decimal-places="2" number:min-integer-digits="1" number:grouping="true"/>
    </number:number-style>
    <number:number-style style:name="N10117" number:language="it" number:country="IT">
      <number:text>-</number:text>
      <number:number number:decimal-places="2" number:min-integer-digits="1" number:grouping="true"/>
      <style:map style:condition="value()&gt;=0" style:apply-style-name="N10117P0"/>
    </number:number-style>
    <number:number-style style:name="N10118P0" style:volatile="true" number:language="it" number:country="IT">
      <number:number number:decimal-places="2" number:min-integer-digits="1" number:grouping="true"/>
    </number:number-style>
    <number:number-style style:name="N10118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19P1" style:volatile="true" number:language="it" number:country="IT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19P2" style:volatile="true" number:language="it" number:country="IT">
      <number:text> </number:text>
      <loext:fill-character> </loext:fill-character>
      <number:text>- </number:text>
    </number:number-style>
    <number:text-style style:name="N10119" number:language="it" number:country="IT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number-style style:name="N10120P0" style:volatile="true" number:language="it" number:country="IT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0120P1" style:volatile="true" number:language="it" number:country="IT">
      <number:text>-€ </number:text>
      <loext:fill-character> </loext:fill-character>
      <number:number number:decimal-places="0" number:min-integer-digits="1" number:grouping="true"/>
      <number:text> </number:text>
    </number:number-style>
    <number:number-style style:name="N10120P2" style:volatile="true" number:language="it" number:country="IT">
      <number:text> € </number:text>
      <loext:fill-character> </loext:fill-character>
      <number:text>- </number:text>
    </number:number-style>
    <number:text-style style:name="N10120" number:language="it" number:country="IT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it" number:country="IT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21P1" style:volatile="true" number:language="it" number:country="IT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21P2" style:volatile="true" number:language="it" number:country="IT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1" number:language="it" number:country="IT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it" number:country="IT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0122P1" style:volatile="true" number:language="it" number:country="IT">
      <number:text>-€ </number:text>
      <loext:fill-character> </loext:fill-character>
      <number:number number:decimal-places="2" number:min-integer-digits="1" number:grouping="true"/>
      <number:text> </number:text>
    </number:number-style>
    <number:number-style style:name="N10122P2" style:volatile="true" number:language="it" number:country="IT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2" number:language="it" number:country="IT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0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 b</meta:initial-creator>
    <meta:creation-date>2017-01-09T16:51:45.301968000</meta:creation-date>
    <meta:generator>LibreOffice/4.3.0.4$MacOSX_x86 LibreOffice_project/62ad5818884a2fc2e5780dd45466868d41009ec0</meta:generator>
    <dc:date>2017-01-10T10:24:54.306888000</dc:date>
    <dc:creator>m b</dc:creator>
    <meta:editing-duration>PT1M</meta:editing-duration>
    <meta:editing-cycles>1</meta:editing-cycles>
    <meta:document-statistic meta:table-count="2" meta:cell-count="57" meta:object-count="0"/>
  </office:meta>
</office:document-meta>
</file>